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4896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1f31b0" style:font-weight-asian="bold" style:font-weight-complex="bold"/>
    </style:style>
    <style:style style:name="P3" style:family="paragraph" style:parent-style-name="Standard">
      <style:text-properties fo:font-weight="bold" officeooo:paragraph-rsid="001f31b0" style:font-weight-asian="bold"/>
    </style:style>
    <style:style style:name="P4" style:family="paragraph" style:parent-style-name="Standard">
      <style:text-properties officeooo:paragraph-rsid="001f31b0"/>
    </style:style>
    <style:style style:name="P5" style:family="paragraph" style:parent-style-name="Table_20_Contents">
      <style:text-properties officeooo:paragraph-rsid="0025e3c1"/>
    </style:style>
    <style:style style:name="P6" style:family="paragraph" style:parent-style-name="Table_20_Contents">
      <style:text-properties officeooo:paragraph-rsid="0027d686"/>
    </style:style>
    <style:style style:name="P7" style:family="paragraph" style:parent-style-name="Text_20_body">
      <style:paragraph-properties fo:text-align="center" style:justify-single-word="false"/>
      <style:text-properties officeooo:paragraph-rsid="0027d686"/>
    </style:style>
    <style:style style:name="P8" style:family="paragraph" style:parent-style-name="Standard">
      <style:text-properties officeooo:paragraph-rsid="002bd2e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0e180" style:font-size-asian="12pt" style:font-size-complex="12pt"/>
    </style:style>
    <style:style style:name="T6" style:family="text">
      <style:text-properties fo:font-size="12pt" officeooo:rsid="0014e099" style:font-size-asian="12pt" style:font-size-complex="12pt"/>
    </style:style>
    <style:style style:name="T7" style:family="text">
      <style:text-properties fo:font-size="12pt" officeooo:rsid="00243e89" style:font-size-asian="12pt" style:font-size-complex="12pt"/>
    </style:style>
    <style:style style:name="T8" style:family="text">
      <style:text-properties fo:font-size="12pt" officeooo:rsid="002e6bfa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officeooo:rsid="0009095e"/>
    </style:style>
    <style:style style:name="T11" style:family="text">
      <style:text-properties officeooo:rsid="0025e3c1"/>
    </style:style>
    <style:style style:name="T12" style:family="text">
      <style:text-properties officeooo:rsid="0027d686"/>
    </style:style>
    <style:style style:name="T13" style:family="text">
      <style:text-properties officeooo:rsid="002bd2eb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4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0">7</text:span>:00 – 1<text:span text:style-name="T10">8</text:span>:00, Jueves 1<text:span text:style-name="T10">5</text:span>:00 – 1<text:span text:style-name="T10">6</text:span>:00</text:p>
      <text:p text:style-name="P3">Grupo:<text:tab/><text:tab/>7A</text:p>
      <text:p text:style-name="Standard"/>
      <text:p text:style-name="P7"><text:span text:style-name="Strong_20_Emphasis"><text:span text:style-name="T3">HW_0</text:span></text:span><text:span text:style-name="Strong_20_Emphasis"><text:span text:style-name="T7">7</text:span></text:span><text:span text:style-name="Strong_20_Emphasis"><text:span text:style-name="T5">.</text:span></text:span><text:span text:style-name="Strong_20_Emphasis"><text:span text:style-name="T6">1 / </text:span></text:span><text:span text:style-name="Strong_20_Emphasis"><text:span text:style-name="T8">07.2</text:span></text:span><text:span text:style-name="Strong_20_Emphasis"><text:span text:style-name="T6"> </text:span></text:span><text:span text:style-name="Strong_20_Emphasis"><text:span text:style-name="T3"><text:s/>Legal Translation and Terminology Comprehension 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75426951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3 Points (Excellent)</text:p>
                    </table:table-cell>
                    <table:table-cell table:style-name="Table1.A1" office:value-type="string">
                      <text:p text:style-name="Table_20_Heading">2 Points (Satisfactory)</text:p>
                    </table:table-cell>
                    <table:table-cell table:style-name="Table1.A1" office:value-type="string">
                      <text:p text:style-name="Table_20_Heading">1 Point (Needs Improvement)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Translation Accuracy</text:span></text:p>
                    <text:p text:style-name="P5"><text:span text:style-name="Strong_20_Emphasis"><text:span text:style-name="T11">(</text:span></text:span><text:span text:style-name="Strong_20_Emphasis"><text:span text:style-name="T13">HW 07.</text:span></text:span><text:span text:style-name="Strong_20_Emphasis"><text:span text:style-name="T11">1)</text:span></text:span></text:p>
                  </table:table-cell>
                  <table:table-cell table:style-name="Table1.A1" office:value-type="string">
                    <text:p text:style-name="Table_20_Contents">Precise, nuanced translation capturing legal terminology and contextual meaning with near-native fluency; no significant errors</text:p>
                  </table:table-cell>
                  <table:table-cell table:style-name="Table1.A1" office:value-type="string">
                    <text:p text:style-name="Table_20_Contents">Mostly accurate translation with minor linguistic or technical imprecisions; general meaning preserved</text:p>
                  </table:table-cell>
                  <table:table-cell table:style-name="Table1.A1" office:value-type="string">
                    <text:p text:style-name="Table_20_Contents">Inaccurate translation with significant errors compromising comprehension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Terminology Definitions</text:span></text:p>
                    <text:p text:style-name="P6"><text:span text:style-name="Strong_20_Emphasis"><text:span text:style-name="T12">(</text:span></text:span><text:span text:style-name="Strong_20_Emphasis"><text:span text:style-name="T13">HW 07.</text:span></text:span><text:span text:style-name="Strong_20_Emphasis"><text:span text:style-name="T12">2)</text:span></text:span></text:p>
                  </table:table-cell>
                  <table:table-cell table:style-name="Table1.A1" office:value-type="string">
                    <text:p text:style-name="Table_20_Contents">Comprehensive definitions in both Spanish and English; includes legal context, etymology, and precise usage in legal frameworks</text:p>
                  </table:table-cell>
                  <table:table-cell table:style-name="Table1.A1" office:value-type="string">
                    <text:p text:style-name="Table_20_Contents">Definitions cover basic meaning with some contextual explanation; slight gaps in comprehensive understanding</text:p>
                  </table:table-cell>
                  <table:table-cell table:style-name="Table1.A1" office:value-type="string">
                    <text:p text:style-name="Table_20_Contents">Incomplete or superficial definitions lacking depth and legal specificity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<text:span text:style-name="T13">Overall <text:s/></text:span></text:span><text:span text:style-name="Strong_20_Emphasis">Technical </text:span><text:span text:style-name="Strong_20_Emphasis"><text:span text:style-name="T12">Accuracy and</text:span></text:span><text:span text:style-name="Strong_20_Emphasis"> Presentation</text:span></text:p>
                  </table:table-cell>
                  <table:table-cell table:style-name="Table1.A1" office:value-type="string">
                    <text:p text:style-name="Table_20_Contents">Impeccably formatted; error-free; professional linguistic presentation</text:p>
                  </table:table-cell>
                  <table:table-cell table:style-name="Table1.A1" office:value-type="string">
                    <text:p text:style-name="Table_20_Contents">Minor formatting or presentational inconsistencies</text:p>
                  </table:table-cell>
                  <table:table-cell table:style-name="Table1.A1" office:value-type="string">
                    <text:p text:style-name="Table_20_Contents">Significant presentation and formatting errors</text:p>
                  </table:table-cell>
                </table:table-row>
              </table:table>
              <text:p text:style-name="Text_20_body"/>
            </text:section>
          </text:section>
        </text:section>
        <text:p text:style-name="Standard"><text:span text:style-name="Strong_20_Emphasis">A</text:span><text:span text:style-name="Strong_20_Emphasis"><text:span text:style-name="T9">ssignment</text:span></text:span><text:span text:style-name="Strong_20_Emphasis">:</text:span></text:p>
        <text:p text:style-name="Standard">HW_07.1<text:tab/>[Due: 18 Mar 2025]</text:p>
        <text:p text:style-name="Standard">--- Task 1</text:p>
        <text:p text:style-name="Standard">Read "EXCERPTS_P2_Que-hace-la-SCJN.txt" and translate into English.</text:p>
        <text:p text:style-name="Standard"/>
        <text:p text:style-name="P8">HW_07.<text:span text:style-name="T13">2</text:span><text:tab/>[Due: 18 Mar 2025]</text:p>
        <text:p text:style-name="Standard">--- Task 2</text:p>
        <text:p text:style-name="Standard">Read "Carbonell_Estudio_Preliminar_CodigoNacionalProcCivilesFamiliares.pdf" and provide definitions of the terms below in both English and Spanish.</text:p>
        <text:p text:style-name="Standard"/>
        <text:p text:style-name="Standard">TERMS</text:p>
        <text:p text:style-name="Standard"><text:tab/>acto reclamado</text:p>
        <text:p text:style-name="Standard"><text:tab/>abrogación</text:p>
        <text:p text:style-name="Standard"><text:tab/>acusatorio</text:p>
        <text:p text:style-name="Standard"><text:tab/>amparo adhesivo</text:p>
        <text:p text:style-name="Standard"><text:tab/>desahogadas</text:p>
        <text:p text:style-name="Standard"><text:tab/>“alegato de oidas” o “alegato de oreja”</text:p>
        <text:p text:style-name="Standard"><text:soft-page-break/><text:tab/>apelación</text:p>
        <text:p text:style-name="Standard"><text:tab/>aportaciones</text:p>
        <text:p text:style-name="Standard"><text:tab/>aquilatar</text:p>
        <text:p text:style-name="Standard"><text:tab/>atendibles</text:p>
        <text:p text:style-name="Standard"><text:tab/>cabal</text:p>
        <text:p text:style-name="Standard"><text:tab/>congruentes</text:p>
        <text:p text:style-name="Standard"><text:tab/>contrafianza</text:p>
        <text:p text:style-name="Standard"><text:tab/>declaratorias</text:p>
        <text:p text:style-name="Standard"><text:tab/>decreto</text:p>
        <text:p text:style-name="Standard"><text:tab/>disposiciones</text:p>
        <text:p text:style-name="Standard"><text:tab/>doctrina</text:p>
        <text:p text:style-name="Standard"><text:tab/>Entidades Federativas</text:p>
        <text:p text:style-name="Standard"><text:tab/>"interés legítimo"</text:p>
        <text:p text:style-name="Standard"><text:tab/>"interés jurídico"</text:p>
        <text:p text:style-name="Standard"><text:tab/>intervenciones orales</text:p>
        <text:p text:style-name="Standard"><text:tab/>juicio de amparo</text:p>
        <text:p text:style-name="Standard"><text:tab/>laudos</text:p>
        <text:p text:style-name="Standard"><text:tab/>litigación</text:p>
        <text:p text:style-name="Standard"><text:tab/>mandato</text:p>
        <text:p text:style-name="Standard"><text:tab/>normativas</text:p>
        <text:p text:style-name="Standard"><text:tab/>“oralidad procesal”</text:p>
        <text:p text:style-name="Standard"><text:tab/>preclusión</text:p>
        <text:p text:style-name="Standard"><text:tab/>progresiva implantación</text:p>
        <text:p text:style-name="Standard"><text:tab/>procesales civiles</text:p>
        <text:p text:style-name="Standard"><text:tab/>queja</text:p>
        <text:p text:style-name="Standard"><text:tab/>reposición</text:p>
        <text:p text:style-name="Standard"><text:tab/>rezagadas</text:p>
        <text:p text:style-name="Standard"><text:tab/>sentencias</text:p>
        <text:p text:style-name="Standard"><text:tab/>supletoridad</text:p>
        <text:p text:style-name="Standard"><text:tab/>supletorio</text:p>
        <text:p text:style-name="Standard"><text:tab/>tratados internacionales </text:p>
        <text:p text:style-name="Standard"><text:tab/>tribunales</text:p>
        <text:p text:style-name="Standard"><text:tab/>valoración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25T10:35:24.502145626</dc:date>
    <meta:editing-duration>PT1H55M8S</meta:editing-duration>
    <meta:editing-cycles>34</meta:editing-cycles>
    <meta:generator>LibreOffice/7.3.7.2$Linux_X86_64 LibreOffice_project/30$Build-2</meta:generator>
    <meta:document-statistic meta:table-count="1" meta:image-count="1" meta:object-count="0" meta:page-count="2" meta:paragraph-count="73" meta:word-count="251" meta:character-count="2141" meta:non-whitespace-character-count="1907"/>
  </office:meta>
</office:document-meta>
</file>